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Шапка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Шапка">
      <style:paragraph-properties fo:text-align="end" style:justify-single-word="false"/>
      <style:text-properties fo:font-size="11pt" style:font-size-asian="11pt" style:font-size-complex="11pt"/>
    </style:style>
    <style:style style:name="P4" style:family="paragraph" style:parent-style-name="Шапка">
      <style:paragraph-properties fo:text-align="center" style:justify-single-word="false"/>
    </style:style>
    <style:style style:name="P5" style:family="paragraph" style:parent-style-name="Preformatted_20_Text">
      <style:paragraph-properties fo:text-align="start" style:justify-single-word="false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Preformatted_20_Text">
      <style:text-properties fo:font-size="13pt" style:font-size-asian="13pt" style:font-size-complex="13pt"/>
    </style:style>
    <style:style style:name="P9" style:family="paragraph" style:parent-style-name="Preformatted_20_Text">
      <style:paragraph-properties fo:text-align="center" style:justify-single-word="false"/>
      <style:text-properties fo:font-size="13pt" style:font-size-asian="13pt" style:font-size-complex="13pt"/>
    </style:style>
    <style:style style:name="P10" style:family="paragraph" style:parent-style-name="Preformatted_20_Text">
      <style:paragraph-properties fo:text-align="end" style:justify-single-word="false"/>
      <style:text-properties fo:font-size="13pt" style:font-size-asian="13pt" style:font-size-complex="13pt"/>
    </style:style>
    <style:style style:name="P11" style:family="paragraph" style:parent-style-name="Preformatted_20_Text">
      <style:paragraph-properties fo:text-align="end" style:justify-single-word="false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language="uk" fo:country="UA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language="en" fo:country="US" style:font-size-asian="13pt" style:font-size-complex="13p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Міністерство освіти і науки України</text:span></text:p>
      <text:p text:style-name="P2">Національний університет “Львівська політехніка”</text:p>
      <text:p text:style-name="P2">Інститут прикладної математики та фундаментальних наук</text:p>
      <text:p text:style-name="P4"/>
      <text:p text:style-name="P4"/>
      <text:p text:style-name="P4"/>
      <text:p text:style-name="P4"/>
      <text:p text:style-name="P4"/>
      <text:p text:style-name="P4"/>
      <text:p text:style-name="P3">Кафедра прикладної математики </text:p>
      <text:p text:style-name="P4"/>
      <text:p text:style-name="Preformatted_20_Text"/>
      <text:p text:style-name="Preformatted_20_Text"/>
      <text:p text:style-name="P6"/>
      <text:p text:style-name="P7"><text:span text:style-name="T2">Звіт</text:span><text:span text:style-name="T3"> </text:span><text:s/></text:p>
      <text:p text:style-name="P9">про виконання лабораторних робіт</text:p>
      <text:p text:style-name="P9">з предмету “<text:span text:style-name="T4">Програмування</text:span>”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8"/>
      <text:p text:style-name="P10"><text:s text:c="2"/></text:p>
      <text:p text:style-name="P10"><text:s/>Виконав: <text:s text:c="21"/></text:p>
      <text:p text:style-name="P10">студент ПМ-11 <text:s text:c="11"/></text:p>
      <text:p text:style-name="P10">Гайзер Н. Я. <text:s text:c="15"/></text:p>
      <text:p text:style-name="P10">Перевірив : <text:s text:c="16"/></text:p>
      <text:p text:style-name="P10"><text:span text:style-name="T4"><text:s text:c="4"/><text:tab/><text:tab/> <text:s text:c="3"/>Топилко</text:span> <text:s/><text:span text:style-name="T4">П.І.</text:span> <text:s text:c="14"/></text:p>
      <text:p text:style-name="P11"><text:span text:style-name="T5"><text:s text:c="2"/></text:span><text:s text:c="5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9"/>
      <text:p text:style-name="P6"><text:span text:style-name="T5">Львів 201</text:span><text:span text:style-name="T6">6</text:span></text:p>
      <text:p text:style-name="P6"/>
      <text:h text:style-name="P12" text:outline-level="1"><text:soft-page-break/>Зміст</text:h>
      <text:p text:style-name="P1"/>
      <text:table-of-content text:style-name="Sect1" text:protected="true" text:name="Table of Contents1">
        <text:table-of-content-source text:outline-level="10">
          <text:index-title-template text:style-name="Heading_20_2">Зміст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h text:style-name="Heading_20_2" text:outline-level="2">Зміст</text:h>
          </text:index-title>
          <text:p text:style-name="P13">Зміст<text:tab/>2</text:p>
          <text:p text:style-name="P14">Лабораторна робота № 7<text:tab/>3</text:p>
          <text:p text:style-name="P14">Лабораторна робота № 8<text:tab/>5</text:p>
          <text:p text:style-name="P14">Лабораторна робота № 9<text:tab/>7</text:p>
          <text:p text:style-name="P14">Лабораторна робота № 10<text:tab/>9</text:p>
          <text:p text:style-name="P14">Лабораторна робота № 11<text:tab/>11</text:p>
          <text:p text:style-name="P14">Лабораторна робота № 12<text:tab/>14</text:p>
        </text:index-body>
      </text:table-of-conten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Шапка" style:family="paragraph" style:parent-style-name="Preformatted_20_Text" style:class="text"/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08:35:09.32</meta:creation-date>
    <meta:document-statistic meta:table-count="0" meta:image-count="0" meta:object-count="0" meta:page-count="2" meta:paragraph-count="24" meta:word-count="72" meta:character-count="566"/>
    <dc:date>2016-04-22T08:36:27.42</dc:date>
    <meta:editing-duration>PT1M21S</meta:editing-duration>
    <meta:editing-cycles>1</meta:editing-cycles>
    <meta:generator>OpenOffice.org/3.4.1$Win32 OpenOffice.org_project/341m1$Build-9593</meta:generator>
  </office:meta>
</office:document-meta>
</file>